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4cf6" officeooo:paragraph-rsid="00154c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ner’s quote for graduation slide:</text:p>
      <text:p text:style-name="P1"/>
      <text:p text:style-name="P1">“STOP BEING AVERAGE!</text:p>
      <text:p text:style-name="P1"><text:s/></text:p>
      <text:p text:style-name="P1">Some things you have to SKILL your way through, other things you have to WILL your way through!</text:p>
      <text:p text:style-name="P1"/>
      <text:p text:style-name="P1">The longer you ENTERTAIN what is not for you, the longer you postpone what is!”</text:p>
      <text:p text:style-name="P1"/>
      <text:p text:style-name="P1">quotes from Eric Thoma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09:14:08.614000000</meta:creation-date>
    <dc:date>2024-11-25T09:20:42.891000000</dc:date>
    <meta:editing-duration>PT6M34S</meta:editing-duration>
    <meta:editing-cycles>1</meta:editing-cycles>
    <meta:document-statistic meta:table-count="0" meta:image-count="0" meta:object-count="0" meta:page-count="1" meta:paragraph-count="6" meta:word-count="45" meta:character-count="255" meta:non-whitespace-character-count="213"/>
    <meta:generator>LibreOffice/7.5.2.2$Windows_X86_64 LibreOffice_project/53bb9681a964705cf672590721dbc85eb4d0c3a2</meta:generator>
  </office:meta>
</office:document-meta>
</file>